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3.43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41cm" fo:min-width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5" style:family="graphic" style:parent-style-name="standard">
      <style:graphic-properties draw:fill-color="#bbe33d" draw:textarea-horizontal-align="justify" draw:textarea-vertical-align="middle" draw:auto-grow-height="false" fo:min-height="3.43cm" fo:min-width="4.5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3.43cm" fo:min-width="4.5cm"/>
      <style:paragraph-properties style:writing-mode="lr-tb"/>
    </style:style>
    <style:style style:name="gr7" style:family="graphic" style:parent-style-name="standard">
      <style:graphic-properties draw:fill-color="#ff972f" draw:textarea-horizontal-align="justify" draw:textarea-vertical-align="middle" draw:auto-grow-height="false" fo:min-height="3.43cm" fo:min-width="4.5cm"/>
      <style:paragraph-properties style:writing-mode="lr-tb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2.35cm" fo:min-width="4.5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2.35cm" fo:min-width="4.5cm"/>
      <style:paragraph-properties style:writing-mode="lr-tb"/>
    </style:style>
    <style:style style:name="gr10" style:family="graphic" style:parent-style-name="standard">
      <style:graphic-properties draw:fill-color="#ff6d6d" draw:textarea-horizontal-align="justify" draw:textarea-vertical-align="middle" draw:auto-grow-height="false" fo:min-height="2.35cm" fo:min-width="4.5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2.35cm" fo:min-width="4.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35cm" fo:min-width="4.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objectwithoutfill">
      <style:graphic-properties draw:stroke="dash" draw:stroke-dash="Dot" draw:fill="solid" draw:textarea-vertical-align="middle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3.3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4.2cm"/>
      <style:paragraph-properties style:writing-mode="lr-tb"/>
    </style:style>
    <style:style style:name="gr26" style:family="graphic" style:parent-style-name="standard">
      <style:graphic-properties draw:fill-color="#e16173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8.65cm" fo:min-width="4.5cm"/>
      <style:paragraph-properties style:writing-mode="lr-tb"/>
    </style:style>
    <style:style style:name="gr28" style:family="graphic" style:parent-style-name="standard">
      <style:graphic-properties draw:fill-color="#ffff38"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1.55cm"/>
      <style:paragraph-properties style:writing-mode="lr-tb"/>
    </style:style>
    <style:style style:name="gr32" style:family="graphic" style:parent-style-name="standard">
      <style:graphic-properties draw:fill-color="#ffff38" draw:textarea-horizontal-align="justify" draw:textarea-vertical-align="middle" draw:auto-grow-height="false" fo:min-height="0cm" fo:min-width="5.363cm"/>
    </style:style>
    <style:style style:name="gr3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weight-asian="bold" style:font-weight-complex="bold"/>
    </style:style>
    <style:style style:name="P2" style:family="paragraph">
      <loext:graphic-properties draw:fill-color="#ffff00"/>
      <style:paragraph-properties fo:text-align="center" style:writing-mode="lr-tb"/>
      <style:text-properties fo:font-size="14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-color="#bbe33d"/>
      <style:paragraph-properties fo:text-align="center" style:writing-mode="lr-tb"/>
      <style:text-properties fo:font-size="14pt" fo:font-weight="bold" style:font-weight-asian="bold" style:font-weight-complex="bold"/>
    </style:style>
    <style:style style:name="P5" style:family="paragraph">
      <loext:graphic-properties draw:fill-color="#ff6d6d"/>
      <style:paragraph-properties fo:text-align="center" style:writing-mode="lr-tb"/>
      <style:text-properties fo:font-size="14pt" fo:font-weight="bold" style:font-weight-asian="bold" style:font-weight-complex="bold"/>
    </style:style>
    <style:style style:name="P6" style:family="paragraph">
      <loext:graphic-properties draw:fill-color="#ff972f"/>
      <style:paragraph-properties fo:text-align="center" style:writing-mode="lr-tb"/>
      <style:text-properties fo:font-size="14pt"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972f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1" style:family="paragraph">
      <loext:graphic-properties draw:fill-color="#ff6d6d"/>
      <style:paragraph-properties fo:text-align="center" style:writing-mode="lr-tb"/>
      <style:text-properties fo:font-style="normal" style:font-style-asian="normal" style:font-style-complex="normal"/>
    </style:style>
    <style:style style:name="P12" style:family="paragraph">
      <loext:graphic-properties draw:fill-color="#bbe33d"/>
      <style:paragraph-properties fo:text-align="center" style:writing-mode="lr-tb"/>
      <style:text-properties fo:font-style="normal" style:font-style-asian="normal" style:font-style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4pt" style:font-size-complex="14pt"/>
    </style:style>
    <style:style style:name="P15" style:family="paragraph">
      <loext:graphic-properties draw:fill-color="#729fcf"/>
      <style:paragraph-properties fo:text-align="center" style:writing-mode="lr-tb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972f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e16173"/>
      <style:paragraph-properties fo:text-align="center"/>
    </style:style>
    <style:style style:name="P24" style:family="paragraph">
      <loext:graphic-properties draw:fill-color="#ffff38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/>
    </style:style>
    <style:style style:name="T4" style:family="text">
      <style:text-properties fo:font-size="14pt" fo:font-style="italic" style:font-style-asian="italic" style:font-style-complex="italic"/>
    </style:style>
    <style:style style:name="T5" style:family="text">
      <style:text-properties fo:font-size="14pt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fo:font-style="normal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italic" style:font-size-asian="14pt" style:font-style-asian="italic" style:font-size-complex="14pt" style:font-style-complex="italic"/>
    </style:style>
    <style:style style:name="T11" style:family="text">
      <style:text-properties style:font-name="Liberation Sans1" fo:font-size="12pt" fo:font-style="italic" style:font-name-asian="Liberation Sans1" style:font-size-asian="14pt" style:font-style-asian="italic" style:font-name-complex="Liberation Sans1" style:font-size-complex="14pt" style:font-style-complex="italic"/>
    </style:style>
    <style:style style:name="T12" style:family="text">
      <style:text-properties style:font-name="Liberation Sans2" fo:font-size="12pt" fo:font-style="italic" style:font-name-asian="Liberation Sans1" style:font-size-asian="14pt" style:font-style-asian="italic" style:font-name-complex="Liberation Sans1" style:font-size-complex="14pt" style:font-style-complex="italic"/>
    </style:style>
    <style:style style:name="T13" style:family="text">
      <style:text-properties style:font-name="Liberation Sans2" fo:font-size="12pt" fo:font-style="normal" style:font-name-asian="Liberation Sans1" style:font-size-asian="14pt" style:font-style-asian="normal" style:font-name-complex="Liberation Sans1" style:font-size-complex="14pt" style:font-style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.68cm" svg:x="7.1cm" svg:y="10.6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66cm" svg:x="13.6cm" svg:y="10.6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6.7cm" svg:y="14.6cm">
          <draw:text-box>
            <text:p><text:span text:style-name="T2">Policy network</text:span><text:span text:style-name="T3"> is </text:span><text:span text:style-name="T3">used in game to </text:span><text:span text:style-name="T3">predict Q and </text:span><text:span text:style-name="T3">choose best action </text:span><text:span text:style-name="T3">(</text:span><text:span text:style-name="T4">argmax</text:span><text:span text:style-name="T3">Q)</text:span></text:p>
          </draw:text-box>
        </draw:frame>
        <draw:frame draw:style-name="gr3" draw:text-style-name="P3" draw:layer="layout" svg:width="6.2cm" svg:height="2.7cm" svg:x="16.5cm" svg:y="7.294cm">
          <draw:text-box>
            <text:p><text:span text:style-name="T2">Memory</text:span><text:span text:style-name="T3"> is a </text:span><text:span text:style-name="T3">database of </text:span><text:span text:style-name="T4">state, </text:span><text:span text:style-name="T4">action, reward, new </text:span><text:span text:style-name="T4">state, terminal <text:s/></text:span></text:p>
          </draw:text-box>
        </draw:frame>
        <draw:frame draw:style-name="gr4" draw:text-style-name="P3" draw:layer="layout" svg:width="6.2cm" svg:height="3.026cm" svg:x="13.4cm" svg:y="14.6cm">
          <draw:text-box>
            <text:p><text:span text:style-name="T2">Target network</text:span><text:span text:style-name="T3"> is </text:span><text:span text:style-name="T3">used in game to </text:span><text:span text:style-name="T3">give </text:span><text:span text:style-name="T3">reference/target </text:span><text:span text:style-name="T3">value of Q only </text:span><text:span text:style-name="T3">when training the </text:span><text:span text:style-name="T4">policy network</text:span></text:p>
          </draw:text-box>
        </draw:frame>
        <draw:custom-shape draw:style-name="gr5" draw:text-style-name="P4" draw:layer="layout" svg:width="5cm" svg:height="3.68cm" svg:x="16.8cm" svg:y="3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3.68cm" svg:x="10.3cm" svg:y="3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9.9cm" svg:y="7.295cm">
          <draw:text-box>
            <text:p><text:span text:style-name="T2">Environment</text:span><text:span text:style-name="T3"> is a model of a world</text:span></text:p>
          </draw:text-box>
        </draw:frame>
        <draw:custom-shape draw:style-name="gr7" draw:text-style-name="P6" draw:layer="layout" svg:width="5cm" svg:height="3.68cm" svg:x="3.6cm" svg:y="3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cm" svg:height="3.026cm" svg:x="3cm" svg:y="7.2cm">
          <draw:text-box>
            <text:p><text:span text:style-name="T2">Agent</text:span><text:span text:style-name="T3"> is that which interacts with the environment and learns a </text:span><text:span text:style-name="T4">policy</text:span><text:span text:style-name="T5"> for best action to take</text:span></text:p>
          </draw:text-box>
        </draw:frame>
      </draw:page>
      <draw:page draw:name="page2" draw:style-name="dp1" draw:master-page-name="Default">
        <draw:custom-shape draw:style-name="gr8" draw:text-style-name="P8" xml:id="id1" draw:id="id1" draw:layer="layout" svg:width="5cm" svg:height="2.6cm" svg:x="2.8cm" svg:y="1.3cm">
          <text:p text:style-name="P7">Pass current</text:p>
          <text:p text:style-name="P7">state obs to the </text:p>
          <text:p text:style-name="P7"><text:span text:style-name="T6">policy net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5cm" svg:height="2.6cm" svg:x="2.8cm" svg:y="4.46cm">
          <text:p text:style-name="P7"><text:span text:style-name="T7">Policy network</text:span></text:p>
          <text:p text:style-name="P7"><text:span text:style-name="T7">returns action</text:span></text:p>
          <text:p text:style-name="P7"><text:span text:style-name="T7">(</text:span><text:span text:style-name="T6">argmaxQ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5cm" svg:height="2.6cm" svg:x="2.8cm" svg:y="7.621cm">
          <text:p text:style-name="P10"><text:span text:style-name="T7">Pass action</text:span></text:p>
          <text:p text:style-name="P10"><text:span text:style-name="T7">to environ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4" draw:id="id4" draw:layer="layout" svg:width="5cm" svg:height="2.6cm" svg:x="2.8cm" svg:y="10.781cm">
          <text:p text:style-name="P10"><text:span text:style-name="T7">Store </text:span></text:p>
          <text:p text:style-name="P10"><text:span text:style-name="T7">S,A,R,S’,T</text:span></text:p>
          <text:p text:style-name="P10"><text:span text:style-name="T7">in memory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6.4cm" svg:height="3.095cm" svg:x="8.1cm" svg:y="10.8cm">
          <draw:text-box>
            <text:p text:style-name="P13"><text:span text:style-name="T8">S = Initial state observations</text:span></text:p>
            <text:p text:style-name="P13"><text:span text:style-name="T8">A = Action taken</text:span></text:p>
            <text:p text:style-name="P13"><text:span text:style-name="T8">R = Reward</text:span></text:p>
            <text:p text:style-name="P13"><text:span text:style-name="T9">S’ = new state </text:span><text:span text:style-name="T8">observations</text:span></text:p>
            <text:p text:style-name="P13"><text:span text:style-name="T8">T = Is S’ a terminal state?</text:span></text:p>
          </draw:text-box>
        </draw:frame>
        <draw:custom-shape draw:style-name="gr8" draw:text-style-name="P8" xml:id="id5" draw:id="id5" draw:layer="layout" svg:width="5cm" svg:height="2.6cm" svg:x="2.8cm" svg:y="13.942cm">
          <text:p text:style-name="P7">Update</text:p>
          <text:p text:style-name="P7"><text:span text:style-name="T6">policy network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7cm" svg:height="2.8cm" svg:x="8.1cm" svg:y="14cm">
          <draw:text-box>
            <text:p text:style-name="P13"><text:span text:style-name="T8">Update </text:span><text:span text:style-name="T10">policy network</text:span><text:span text:style-name="T8"> by sampling from </text:span><text:span text:style-name="T10">memory</text:span><text:span text:style-name="T8">, and getting value of Q for chosen action from </text:span><text:span text:style-name="T10">target network.</text:span></text:p>
          </draw:text-box>
        </draw:frame>
        <draw:custom-shape draw:style-name="gr14" draw:text-style-name="P15" draw:layer="layout" svg:width="5cm" svg:height="2.6cm" svg:x="2.8cm" svg:y="17.1cm">
          <text:p text:style-name="P7">Every <text:span text:style-name="T6">n</text:span><text:span text:style-name="T7"> steps</text:span></text:p>
          <text:p text:style-name="P7"><text:span text:style-name="T7">update </text:span><text:span text:style-name="T6">target</text:span></text:p>
          <text:p text:style-name="P7"><text:span text:style-name="T6">network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5.4cm" svg:height="2.8cm" svg:x="8.1cm" svg:y="17.1cm">
          <draw:text-box>
            <text:p text:style-name="P13"><text:span text:style-name="T8">Update </text:span><text:span text:style-name="T10">target network</text:span><text:span text:style-name="T8"> every </text:span><text:span text:style-name="T10">n </text:span><text:span text:style-name="T8">steps (e.g. every 1,000 game steps) by copying </text:span><text:span text:style-name="T10">policy network.</text:span></text:p>
          </draw:text-box>
        </draw:frame>
        <draw:frame draw:style-name="gr16" draw:text-style-name="P14" draw:layer="layout" svg:width="7.3cm" svg:height="3cm" svg:x="8.1cm" svg:y="7.6cm">
          <draw:text-box>
            <text:p text:style-name="P13"><text:span text:style-name="T8">Environment returns:</text:span></text:p>
            <text:p text:style-name="P13"><text:span text:style-name="T8">* New state observations (S’)</text:span></text:p>
            <text:p text:style-name="P13"><text:span text:style-name="T8">* Reward</text:span></text:p>
            <text:p text:style-name="P13"><text:span text:style-name="T8">* Terminal/Done (end of episode)</text:span></text:p>
            <text:p text:style-name="P13"><text:span text:style-name="T8">* Dictionary of extra info</text:span></text:p>
          </draw:text-box>
        </draw:frame>
        <draw:connector draw:style-name="gr17" draw:text-style-name="P16" draw:layer="layout" draw:type="line" svg:x1="5.3cm" svg:y1="3.9cm" svg:x2="5.3cm" svg:y2="4.46cm" draw:start-shape="id1" draw:start-glue-point="2" draw:end-shape="id2" draw:end-glue-point="0" svg:d="M5300 3900v560" svg:viewBox="0 0 1 561">
          <text:p/>
        </draw:connector>
        <draw:connector draw:style-name="gr17" draw:text-style-name="P16" draw:layer="layout" draw:type="line" svg:x1="5.3cm" svg:y1="7.06cm" svg:x2="5.3cm" svg:y2="7.621cm" draw:start-shape="id2" draw:start-glue-point="2" draw:end-shape="id3" draw:end-glue-point="0" svg:d="M5300 7060v561" svg:viewBox="0 0 1 562">
          <text:p/>
        </draw:connector>
        <draw:connector draw:style-name="gr17" draw:text-style-name="P16" draw:layer="layout" draw:type="line" svg:x1="5.3cm" svg:y1="10.221cm" svg:x2="5.3cm" svg:y2="10.781cm" draw:start-shape="id3" draw:start-glue-point="2" draw:end-shape="id4" draw:end-glue-point="0" svg:d="M5300 10221v560" svg:viewBox="0 0 1 561">
          <text:p/>
        </draw:connector>
        <draw:connector draw:style-name="gr17" draw:text-style-name="P16" draw:layer="layout" draw:type="line" svg:x1="5.3cm" svg:y1="13.381cm" svg:x2="5.3cm" svg:y2="13.942cm" draw:start-shape="id4" draw:start-glue-point="2" draw:end-shape="id5" draw:end-glue-point="0" svg:d="M5300 13381v561" svg:viewBox="0 0 1 562">
          <text:p/>
        </draw:connector>
        <draw:frame draw:style-name="gr18" draw:text-style-name="P14" draw:layer="layout" svg:width="7.8cm" svg:height="3.095cm" svg:x="8.1cm" svg:y="4.4cm">
          <draw:text-box>
            <text:p text:style-name="P13"><text:span text:style-name="T8">We may choose to follow the network recommendation, or choose a random action. Over time we reduce the number of random actions taken (</text:span><text:span text:style-name="T10">epsilon greedy exploration).</text:span></text:p>
          </draw:text-box>
        </draw:frame>
        <draw:connector draw:style-name="gr17" draw:text-style-name="P16" draw:layer="layout" draw:line-skew="-0.299cm" svg:x1="2.8cm" svg:y1="15.242cm" svg:x2="2.8cm" svg:y2="2.6cm" draw:start-shape="id5" draw:start-glue-point="3" draw:end-shape="id1" draw:end-glue-point="3" svg:d="M2800 15242h-800v-12642h800" svg:viewBox="0 0 801 12643">
          <text:p/>
        </draw:connector>
        <draw:custom-shape draw:style-name="gr8" draw:text-style-name="P17" xml:id="id6" draw:id="id6" draw:layer="layout" svg:width="5cm" svg:height="2.6cm" svg:x="17.8cm" svg:y="7.3cm">
          <text:p text:style-name="P10"><text:span text:style-name="T7">Chose action</text:span></text:p>
          <text:p text:style-name="P10"><text:span text:style-name="T7">at rando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" draw:id="id7" draw:layer="layout" svg:width="5cm" svg:height="2.6cm" svg:x="17.8cm" svg:y="10.421cm">
          <text:p text:style-name="P10"><text:span text:style-name="T7">Pass action</text:span></text:p>
          <text:p text:style-name="P10"><text:span text:style-name="T7">to environ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5cm" svg:height="2.6cm" svg:x="17.8cm" svg:y="13.581cm">
          <text:p text:style-name="P10"><text:span text:style-name="T7">Store </text:span></text:p>
          <text:p text:style-name="P10"><text:span text:style-name="T7">S,A,R,S’,T</text:span></text:p>
          <text:p text:style-name="P10"><text:span text:style-name="T7">in memory</text:span></text:p>
          <draw:enhanced-geometry svg:viewBox="0 0 21600 21600" draw:type="rectangle" draw:enhanced-path="M 0 0 L 21600 0 21600 21600 0 21600 0 0 Z N"/>
        </draw:custom-shape>
        <draw:connector draw:style-name="gr17" draw:text-style-name="P16" draw:layer="layout" draw:type="line" svg:x1="20.3cm" svg:y1="9.9cm" svg:x2="20.3cm" svg:y2="10.421cm" draw:start-shape="id6" draw:start-glue-point="2" draw:end-shape="id7" draw:end-glue-point="0" svg:d="M20300 9900v521" svg:viewBox="0 0 1 522">
          <text:p/>
        </draw:connector>
        <draw:connector draw:style-name="gr17" draw:text-style-name="P16" draw:layer="layout" draw:type="line" svg:x1="20.3cm" svg:y1="13.021cm" svg:x2="20.3cm" svg:y2="13.581cm" draw:start-shape="id7" draw:start-glue-point="2" draw:end-shape="id8" draw:end-glue-point="0" svg:d="M20300 13021v560" svg:viewBox="0 0 1 561">
          <text:p/>
        </draw:connector>
        <draw:connector draw:style-name="gr17" draw:text-style-name="P16" draw:layer="layout" draw:line-skew="-0.099cm" svg:x1="17.8cm" svg:y1="14.881cm" svg:x2="17.8cm" svg:y2="8.6cm" draw:start-shape="id8" draw:start-glue-point="3" draw:end-shape="id6" draw:end-glue-point="3" svg:d="M17800 14881h-600v-6281h600" svg:viewBox="0 0 601 6282">
          <text:p/>
        </draw:connector>
        <draw:frame draw:style-name="gr19" draw:text-style-name="P19" draw:layer="layout" svg:width="7cm" svg:height="1.673cm" svg:x="16.9cm" svg:y="5.4cm">
          <draw:text-box>
            <text:p text:style-name="P18">Initial pure random exploration</text:p>
          </draw:text-box>
        </draw:frame>
        <draw:line draw:style-name="gr20" draw:text-style-name="P16" draw:layer="layout" svg:x1="5.3cm" svg:y1="16.5cm" svg:x2="5.3cm" svg:y2="17.1cm">
          <text:p/>
        </draw:line>
      </draw:page>
      <draw:page draw:name="page3" draw:style-name="dp1" draw:master-page-name="Default">
        <draw:custom-shape draw:style-name="gr5" draw:text-style-name="P4" xml:id="id9" draw:id="id9" draw:layer="layout" svg:width="5cm" svg:height="3.68cm" svg:x="2.2cm" svg:y="4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5cm" svg:height="3.66cm" svg:x="2.2cm" svg:y="8.5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cm" svg:height="3.68cm" svg:x="2.2cm" svg:y="12.9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10.3cm" svg:height="4.043cm" svg:x="8cm" svg:y="3.805cm">
          <draw:text-box>
            <text:p text:style-name="P13"><text:span text:style-name="T8">Random sample from </text:span><text:span text:style-name="T10">memory</text:span><text:span text:style-name="T8">:</text:span></text:p>
            <text:p text:style-name="P13"><text:span text:style-name="T8"><text:s text:c="2"/></text:span><text:span text:style-name="T8">S = Initial state observations</text:span></text:p>
            <text:p text:style-name="P13"><text:span text:style-name="T8"><text:s text:c="2"/></text:span><text:span text:style-name="T8">A = Action taken</text:span></text:p>
            <text:p text:style-name="P13"><text:span text:style-name="T8"><text:s text:c="2"/></text:span><text:span text:style-name="T8">R = Reward </text:span></text:p>
            <text:p text:style-name="P13"><text:span text:style-name="T9"><text:s text:c="2"/></text:span><text:span text:style-name="T9">S’ = new state </text:span><text:span text:style-name="T8">observations</text:span></text:p>
            <text:p text:style-name="P13"><text:span text:style-name="T8"><text:s text:c="2"/></text:span><text:span text:style-name="T8">T = Is S’ a terminal state?</text:span></text:p>
            <text:p text:style-name="P13"><text:span text:style-name="T8"/></text:p>
            <text:p text:style-name="P13"><text:span text:style-name="T8">(Use 1-10 samples per training step)</text:span></text:p>
          </draw:text-box>
        </draw:frame>
        <draw:frame draw:style-name="gr22" draw:text-style-name="P14" draw:layer="layout" svg:width="10.3cm" svg:height="3.095cm" svg:x="8.1cm" svg:y="8.7cm">
          <draw:text-box>
            <text:p text:style-name="P13"><text:span text:style-name="T8">Use </text:span><text:span text:style-name="T10">target network</text:span><text:span text:style-name="T8"> to get best Q for next state (S’) in S/A/R/S’/T sampled from </text:span><text:span text:style-name="T10">memory</text:span><text:span text:style-name="T8">.</text:span></text:p>
          </draw:text-box>
        </draw:frame>
        <draw:frame draw:style-name="gr23" draw:text-style-name="P14" draw:layer="layout" svg:width="11.9cm" svg:height="3.569cm" svg:x="8cm" svg:y="13.005cm">
          <draw:text-box>
            <text:p text:style-name="P13"><text:span text:style-name="T9">Calculate new Q for S/A from Bellman equation using reward from </text:span><text:span text:style-name="T8">S/A/R/S’/T sampled from memory, and using best next Q from </text:span><text:span text:style-name="T10">target network</text:span><text:span text:style-name="T8">.</text:span></text:p>
            <text:p text:style-name="P13"><text:span text:style-name="T8"/></text:p>
            <text:p text:style-name="P13"><text:span text:style-name="T10">Target Q(s,a) = r + </text:span><text:span text:style-name="T11">Ɣ</text:span><text:span text:style-name="T12">.maxQ(S’,a’)</text:span></text:p>
            <text:p text:style-name="P13"><text:span text:style-name="T12"/></text:p>
            <text:p text:style-name="P13"><text:span text:style-name="T13">Train </text:span><text:span text:style-name="T12">policy network</text:span><text:span text:style-name="T13"> on new </text:span><text:span text:style-name="T12">Target Q</text:span><text:span text:style-name="T13">.</text:span><text:span text:style-name="T8"> </text:span></text:p>
          </draw:text-box>
        </draw:frame>
        <draw:connector draw:style-name="gr17" draw:text-style-name="P16" draw:layer="layout" draw:type="lines" svg:x1="4.7cm" svg:y1="7.7cm" svg:x2="4.7cm" svg:y2="8.5cm" draw:start-shape="id9" draw:start-glue-point="2" draw:end-shape="id10" draw:end-glue-point="0" svg:d="M4700 7700v501-202 501" svg:viewBox="0 0 1 801">
          <text:p/>
        </draw:connector>
        <draw:connector draw:style-name="gr17" draw:text-style-name="P16" draw:layer="layout" draw:type="lines" svg:x1="4.7cm" svg:y1="12.16cm" svg:x2="4.7cm" svg:y2="12.92cm" draw:start-shape="id10" draw:start-glue-point="2" draw:end-shape="id11" svg:d="M4700 12160v501-242 501" svg:viewBox="0 0 1 761">
          <text:p/>
        </draw:connector>
        <draw:custom-shape draw:style-name="gr1" draw:text-style-name="P2" xml:id="id12" draw:id="id12" draw:layer="layout" svg:width="5cm" svg:height="3.68cm" svg:x="21.6cm" svg:y="4.5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5cm" svg:height="3.66cm" svg:x="21.6cm" svg:y="12.44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lines" svg:x1="24.1cm" svg:y1="8.18cm" svg:x2="24.1cm" svg:y2="12.44cm" draw:start-shape="id12" draw:start-glue-point="2" draw:end-shape="id13" draw:end-glue-point="0" svg:d="M24100 8180v501 3258 501" svg:viewBox="0 0 1 4261">
          <text:p/>
        </draw:connector>
        <draw:frame draw:style-name="gr24" draw:text-style-name="P21" draw:layer="layout" svg:width="11.8cm" svg:height="1.7cm" svg:x="2.3cm" svg:y="2cm">
          <draw:text-box>
            <text:p>Train <text:span text:style-name="T6">policy network</text:span> every game step</text:p>
          </draw:text-box>
        </draw:frame>
        <draw:frame draw:style-name="gr24" draw:text-style-name="P21" draw:layer="layout" svg:width="11.8cm" svg:height="1.7cm" svg:x="17cm" svg:y="1.9cm">
          <draw:text-box>
            <text:p text:style-name="P18">Train <text:span text:style-name="T6">target network</text:span> every <text:span text:style-name="T6">n </text:span>game steps (e.g. every 1,000 steps)</text:p>
          </draw:text-box>
        </draw:frame>
        <draw:custom-shape draw:style-name="gr25" draw:text-style-name="P22" draw:layer="layout" svg:width="4.7cm" svg:height="1.2cm" svg:x="21.8cm" svg:y="9.4cm">
          <text:p text:style-name="P7"><text:span text:style-name="T14">Copy </text:span><text:span text:style-name="T15">policy network</text:span></text:p>
          <text:p text:style-name="P7"><text:span text:style-name="T16">across to </text:span><text:span text:style-name="T15">target network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6" draw:text-style-name="P23" draw:layer="layout" svg:width="1cm" svg:height="1cm" svg:x="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5cm" svg:height="8.9cm" svg:x="7.2cm" svg:y="6.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1cm" svg:height="1cm" svg:x="14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4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8" draw:layer="layout" svg:x1="4.9cm" svg:y1="8.1cm" svg:x2="7.2cm" svg:y2="8.1cm">
          <text:p/>
        </draw:line>
        <draw:line draw:style-name="gr29" draw:text-style-name="P18" draw:layer="layout" svg:x1="4.9cm" svg:y1="9.7cm" svg:x2="7.2cm" svg:y2="9.7cm">
          <text:p/>
        </draw:line>
        <draw:line draw:style-name="gr29" draw:text-style-name="P18" draw:layer="layout" svg:x1="4.9cm" svg:y1="11.3cm" svg:x2="7.2cm" svg:y2="11.3cm">
          <text:p/>
        </draw:line>
        <draw:line draw:style-name="gr29" draw:text-style-name="P18" draw:layer="layout" svg:x1="4.9cm" svg:y1="12.9cm" svg:x2="7.2cm" svg:y2="12.9cm">
          <text:p/>
        </draw:line>
        <draw:line draw:style-name="gr29" draw:text-style-name="P18" draw:layer="layout" svg:x1="12.1cm" svg:y1="9.6cm" svg:x2="14.4cm" svg:y2="9.6cm">
          <text:p/>
        </draw:line>
        <draw:line draw:style-name="gr29" draw:text-style-name="P18" draw:layer="layout" svg:x1="12.2cm" svg:y1="11.2cm" svg:x2="14.5cm" svg:y2="11.2cm">
          <text:p/>
        </draw:line>
        <draw:frame draw:style-name="gr30" draw:text-style-name="P25" draw:layer="layout" svg:width="4.9cm" svg:height="1.8cm" svg:x="2.1cm" svg:y="3.6cm">
          <draw:text-box>
            <text:p text:style-name="P18">State observations</text:p>
          </draw:text-box>
        </draw:frame>
        <draw:frame draw:style-name="gr30" draw:text-style-name="P25" draw:layer="layout" svg:width="4.9cm" svg:height="1.8cm" svg:x="15.5cm" svg:y="9.5cm">
          <draw:text-box>
            <text:p text:style-name="P18">Take action with greatest Q</text:p>
          </draw:text-box>
        </draw:frame>
        <draw:frame draw:style-name="gr31" draw:text-style-name="P25" draw:layer="layout" svg:width="4.9cm" svg:height="1.8cm" svg:x="12.5cm" svg:y="3.6cm">
          <draw:text-box>
            <text:p text:style-name="P18">Action</text:p>
          </draw:text-box>
        </draw:frame>
        <draw:custom-shape draw:style-name="gr32" draw:text-style-name="P24" draw:layer="layout" svg:width="6.7cm" svg:height="0.5cm" svg:x="6.6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6" draw:layer="layout" svg:width="3.6cm" svg:height="0.763cm" svg:x="7.6cm" svg:y="3.7cm">
          <draw:text-box>
            <text:p text:style-name="P18"><text:span text:style-name="T17">Policy</text:span></text:p>
          </draw:text-box>
        </draw:frame>
        <draw:frame draw:style-name="gr34" draw:text-style-name="P27" draw:layer="layout" svg:width="2.4cm" svg:height="2.384cm" svg:x="13.8cm" svg:y="6.908cm">
          <draw:text-box>
            <text:p text:style-name="P18">Action Q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1T07:04:17.224202864</meta:creation-date>
    <dc:date>2020-07-01T22:54:43.470534908</dc:date>
    <meta:editing-duration>PT1H15M42S</meta:editing-duration>
    <meta:editing-cycles>5</meta:editing-cycles>
    <meta:generator>LibreOffice/6.4.4.2$Linux_X86_64 LibreOffice_project/3d775be2011f3886db32dfd395a6a6d1ca2630ff</meta:generator>
    <meta:document-statistic meta:object-count="67"/>
  </office:meta>
</office:document-meta>
</file>